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2a8" officeooo:paragraph-rsid="00195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uploading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37:03.632122157</meta:creation-date>
    <dc:date>2015-05-25T16:37:32.78415833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4.2.4.2$Linux_x86 LibreOffice_project/420m0$Build-2</meta:generator>
  </office:meta>
</office:document-meta>
</file>